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48b48" officeooo:paragraph-rsid="00048b48"/>
    </style:style>
    <style:style style:name="P2" style:family="paragraph" style:parent-style-name="Standard">
      <style:text-properties officeooo:rsid="00048b48" officeooo:paragraph-rsid="0012891b"/>
    </style:style>
    <style:style style:name="P3" style:family="paragraph" style:parent-style-name="Standard">
      <style:text-properties officeooo:rsid="00048b48" officeooo:paragraph-rsid="0018bc4e"/>
    </style:style>
    <style:style style:name="P4" style:family="paragraph" style:parent-style-name="Standard">
      <style:text-properties officeooo:rsid="00048b48" officeooo:paragraph-rsid="00542844"/>
    </style:style>
    <style:style style:name="P5" style:family="paragraph" style:parent-style-name="Standard">
      <style:text-properties officeooo:rsid="000625c8" officeooo:paragraph-rsid="00048b48"/>
    </style:style>
    <style:style style:name="P6" style:family="paragraph" style:parent-style-name="Standard">
      <style:text-properties officeooo:rsid="00078566" officeooo:paragraph-rsid="00078566"/>
    </style:style>
    <style:style style:name="P7" style:family="paragraph" style:parent-style-name="Standard">
      <style:text-properties officeooo:rsid="0007f11a" officeooo:paragraph-rsid="0007f11a"/>
    </style:style>
    <style:style style:name="P8" style:family="paragraph" style:parent-style-name="Standard">
      <style:text-properties officeooo:rsid="00085495" officeooo:paragraph-rsid="00085495"/>
    </style:style>
    <style:style style:name="P9" style:family="paragraph" style:parent-style-name="Standard">
      <style:text-properties officeooo:rsid="00092e3d" officeooo:paragraph-rsid="00092e3d"/>
    </style:style>
    <style:style style:name="P10" style:family="paragraph" style:parent-style-name="Standard">
      <style:text-properties officeooo:rsid="000a6358" officeooo:paragraph-rsid="000a6358"/>
    </style:style>
    <style:style style:name="P11" style:family="paragraph" style:parent-style-name="Standard">
      <style:text-properties officeooo:rsid="000debca" officeooo:paragraph-rsid="000debca"/>
    </style:style>
    <style:style style:name="P12" style:family="paragraph" style:parent-style-name="Standard">
      <style:text-properties officeooo:rsid="00147a62" officeooo:paragraph-rsid="00147a62"/>
    </style:style>
    <style:style style:name="P13" style:family="paragraph" style:parent-style-name="Standard">
      <style:text-properties officeooo:rsid="0017d4a4" officeooo:paragraph-rsid="0066f29f"/>
    </style:style>
    <style:style style:name="P14" style:family="paragraph" style:parent-style-name="Standard">
      <style:text-properties officeooo:rsid="001991ca" officeooo:paragraph-rsid="001991ca"/>
    </style:style>
    <style:style style:name="P15" style:family="paragraph" style:parent-style-name="Standard">
      <style:text-properties officeooo:rsid="001991ca" officeooo:paragraph-rsid="001b6162"/>
    </style:style>
    <style:style style:name="P16" style:family="paragraph" style:parent-style-name="Standard">
      <style:text-properties officeooo:rsid="001cd935" officeooo:paragraph-rsid="001cd935"/>
    </style:style>
    <style:style style:name="P17" style:family="paragraph" style:parent-style-name="Standard">
      <style:text-properties officeooo:rsid="001e8e8c" officeooo:paragraph-rsid="001e8e8c"/>
    </style:style>
    <style:style style:name="P18" style:family="paragraph" style:parent-style-name="Standard">
      <style:text-properties officeooo:rsid="001e8e8c" officeooo:paragraph-rsid="001fc158"/>
    </style:style>
    <style:style style:name="P19" style:family="paragraph" style:parent-style-name="Standard">
      <style:text-properties officeooo:rsid="001e8e8c" officeooo:paragraph-rsid="0020076c"/>
    </style:style>
    <style:style style:name="P20" style:family="paragraph" style:parent-style-name="Standard">
      <style:text-properties officeooo:rsid="001fc158" officeooo:paragraph-rsid="001fc158"/>
    </style:style>
    <style:style style:name="P21" style:family="paragraph" style:parent-style-name="Standard">
      <style:text-properties officeooo:rsid="00235325" officeooo:paragraph-rsid="00235325"/>
    </style:style>
    <style:style style:name="P22" style:family="paragraph" style:parent-style-name="Standard">
      <style:text-properties officeooo:rsid="00266bae" officeooo:paragraph-rsid="00266bae"/>
    </style:style>
    <style:style style:name="P23" style:family="paragraph" style:parent-style-name="Standard">
      <style:text-properties officeooo:rsid="002b6751" officeooo:paragraph-rsid="002b6751"/>
    </style:style>
    <style:style style:name="P24" style:family="paragraph" style:parent-style-name="Standard">
      <style:text-properties officeooo:rsid="002ee2ae" officeooo:paragraph-rsid="002ee2ae"/>
    </style:style>
    <style:style style:name="P25" style:family="paragraph" style:parent-style-name="Standard">
      <style:text-properties officeooo:rsid="002f1f9c" officeooo:paragraph-rsid="0031fe4c"/>
    </style:style>
    <style:style style:name="P26" style:family="paragraph" style:parent-style-name="Standard">
      <style:text-properties officeooo:rsid="002f1f9c" officeooo:paragraph-rsid="0033f1db"/>
    </style:style>
    <style:style style:name="P27" style:family="paragraph" style:parent-style-name="Standard">
      <style:text-properties officeooo:rsid="0031fe4c" officeooo:paragraph-rsid="0031fe4c"/>
    </style:style>
    <style:style style:name="P28" style:family="paragraph" style:parent-style-name="Standard">
      <style:text-properties officeooo:rsid="0036f849" officeooo:paragraph-rsid="0036f849"/>
    </style:style>
    <style:style style:name="P29" style:family="paragraph" style:parent-style-name="Standard">
      <style:text-properties officeooo:rsid="0037b8ec" officeooo:paragraph-rsid="0037b8ec"/>
    </style:style>
    <style:style style:name="P30" style:family="paragraph" style:parent-style-name="Standard">
      <style:text-properties officeooo:rsid="0038bbb5" officeooo:paragraph-rsid="0038bbb5"/>
    </style:style>
    <style:style style:name="P31" style:family="paragraph" style:parent-style-name="Standard">
      <style:text-properties officeooo:rsid="003e8073" officeooo:paragraph-rsid="003e8073"/>
    </style:style>
    <style:style style:name="P32" style:family="paragraph" style:parent-style-name="Standard">
      <style:text-properties officeooo:rsid="00408d28" officeooo:paragraph-rsid="00408d28"/>
    </style:style>
    <style:style style:name="P33" style:family="paragraph" style:parent-style-name="Standard">
      <style:text-properties officeooo:rsid="00414acd" officeooo:paragraph-rsid="00414acd"/>
    </style:style>
    <style:style style:name="P34" style:family="paragraph" style:parent-style-name="Standard">
      <style:text-properties officeooo:rsid="00423bab" officeooo:paragraph-rsid="00423bab"/>
    </style:style>
    <style:style style:name="P35" style:family="paragraph" style:parent-style-name="Standard">
      <style:text-properties officeooo:rsid="0043a692" officeooo:paragraph-rsid="0043a692"/>
    </style:style>
    <style:style style:name="P36" style:family="paragraph" style:parent-style-name="Standard">
      <style:text-properties officeooo:rsid="0048ebbe" officeooo:paragraph-rsid="0048ebbe"/>
    </style:style>
    <style:style style:name="P37" style:family="paragraph" style:parent-style-name="Standard">
      <style:text-properties officeooo:rsid="004a45fb" officeooo:paragraph-rsid="004a45fb"/>
    </style:style>
    <style:style style:name="P38" style:family="paragraph" style:parent-style-name="Standard">
      <style:text-properties officeooo:rsid="004bad3d" officeooo:paragraph-rsid="004bad3d"/>
    </style:style>
    <style:style style:name="P39" style:family="paragraph" style:parent-style-name="Standard">
      <style:text-properties officeooo:rsid="004d7542" officeooo:paragraph-rsid="004d7542"/>
    </style:style>
    <style:style style:name="P40" style:family="paragraph" style:parent-style-name="Standard">
      <style:text-properties officeooo:paragraph-rsid="00473505"/>
    </style:style>
    <style:style style:name="P41" style:family="paragraph" style:parent-style-name="Standard">
      <style:text-properties officeooo:rsid="00542844" officeooo:paragraph-rsid="00542844"/>
    </style:style>
    <style:style style:name="P42" style:family="paragraph" style:parent-style-name="Standard">
      <style:text-properties officeooo:rsid="00548550" officeooo:paragraph-rsid="00548550"/>
    </style:style>
    <style:style style:name="P43" style:family="paragraph" style:parent-style-name="Standard">
      <style:text-properties officeooo:rsid="00589a51" officeooo:paragraph-rsid="00589a51"/>
    </style:style>
    <style:style style:name="P44" style:family="paragraph" style:parent-style-name="Standard">
      <style:text-properties officeooo:rsid="0059a58e" officeooo:paragraph-rsid="0059a58e"/>
    </style:style>
    <style:style style:name="P45" style:family="paragraph" style:parent-style-name="Standard">
      <style:text-properties officeooo:rsid="005c58d8" officeooo:paragraph-rsid="005c58d8"/>
    </style:style>
    <style:style style:name="P46" style:family="paragraph" style:parent-style-name="Standard">
      <style:text-properties officeooo:rsid="005dff6d" officeooo:paragraph-rsid="005dff6d"/>
    </style:style>
    <style:style style:name="P47" style:family="paragraph" style:parent-style-name="Standard">
      <style:text-properties officeooo:rsid="005dff6d" officeooo:paragraph-rsid="005fdcff"/>
    </style:style>
    <style:style style:name="P48" style:family="paragraph" style:parent-style-name="Standard">
      <style:text-properties officeooo:rsid="00651a16" officeooo:paragraph-rsid="00651a16"/>
    </style:style>
    <style:style style:name="P49" style:family="paragraph" style:parent-style-name="Standard">
      <style:text-properties officeooo:rsid="00354ac3" officeooo:paragraph-rsid="00733e7f"/>
    </style:style>
    <style:style style:name="P50" style:family="paragraph" style:parent-style-name="Standard">
      <style:paragraph-properties fo:break-before="page"/>
      <style:text-properties officeooo:rsid="00048b48" officeooo:paragraph-rsid="0018bc4e"/>
    </style:style>
    <style:style style:name="P51" style:family="paragraph" style:parent-style-name="Standard">
      <style:text-properties officeooo:rsid="0031fe4c" officeooo:paragraph-rsid="0031fe4c"/>
    </style:style>
    <style:style style:name="P52" style:family="paragraph" style:parent-style-name="Standard">
      <style:text-properties officeooo:rsid="00789945" officeooo:paragraph-rsid="00789945"/>
    </style:style>
    <style:style style:name="P53" style:family="paragraph" style:parent-style-name="Standard">
      <style:text-properties officeooo:rsid="00414acd" officeooo:paragraph-rsid="00414acd"/>
    </style:style>
    <style:style style:name="P54" style:family="paragraph" style:parent-style-name="Standard">
      <style:text-properties officeooo:rsid="007a5634" officeooo:paragraph-rsid="007a5634"/>
    </style:style>
    <style:style style:name="P55" style:family="paragraph" style:parent-style-name="Standard">
      <style:text-properties officeooo:rsid="007a5634" officeooo:paragraph-rsid="007cf5f2"/>
    </style:style>
    <style:style style:name="P56" style:family="paragraph" style:parent-style-name="Standard">
      <style:text-properties officeooo:rsid="007b45b4" officeooo:paragraph-rsid="007b45b4"/>
    </style:style>
    <style:style style:name="T1" style:family="text">
      <style:text-properties officeooo:rsid="00078566"/>
    </style:style>
    <style:style style:name="T2" style:family="text">
      <style:text-properties officeooo:rsid="0007f11a"/>
    </style:style>
    <style:style style:name="T3" style:family="text">
      <style:text-properties officeooo:rsid="000b3bed"/>
    </style:style>
    <style:style style:name="T4" style:family="text">
      <style:text-properties officeooo:rsid="0016e083"/>
    </style:style>
    <style:style style:name="T5" style:family="text">
      <style:text-properties officeooo:rsid="0018bc4e"/>
    </style:style>
    <style:style style:name="T6" style:family="text">
      <style:text-properties officeooo:rsid="001b6162"/>
    </style:style>
    <style:style style:name="T7" style:family="text">
      <style:text-properties officeooo:rsid="0020076c"/>
    </style:style>
    <style:style style:name="T8" style:family="text">
      <style:text-properties officeooo:rsid="0027a36a"/>
    </style:style>
    <style:style style:name="T9" style:family="text">
      <style:text-properties officeooo:rsid="002d01a3"/>
    </style:style>
    <style:style style:name="T10" style:family="text">
      <style:text-properties officeooo:rsid="002f5e50"/>
    </style:style>
    <style:style style:name="T11" style:family="text">
      <style:text-properties officeooo:rsid="003778a4"/>
    </style:style>
    <style:style style:name="T12" style:family="text">
      <style:text-properties officeooo:rsid="003a39f3"/>
    </style:style>
    <style:style style:name="T13" style:family="text">
      <style:text-properties officeooo:rsid="003fed92"/>
    </style:style>
    <style:style style:name="T14" style:family="text">
      <style:text-properties officeooo:rsid="00449fd9"/>
    </style:style>
    <style:style style:name="T15" style:family="text">
      <style:text-properties officeooo:rsid="00473505"/>
    </style:style>
    <style:style style:name="T16" style:family="text">
      <style:text-properties officeooo:rsid="004adedb"/>
    </style:style>
    <style:style style:name="T17" style:family="text">
      <style:text-properties fo:color="#000000" style:font-name="lucidatypewriter" fo:font-size="10pt" style:font-size-asian="10pt"/>
    </style:style>
    <style:style style:name="T18" style:family="text">
      <style:text-properties fo:color="#000000" style:font-name="lucidatypewriter" fo:font-size="10pt" officeooo:rsid="004e5111" style:font-size-asian="10pt"/>
    </style:style>
    <style:style style:name="T19" style:family="text">
      <style:text-properties fo:color="#000000" style:font-name="lucidatypewriter" fo:font-size="10pt" style:font-size-asian="10pt"/>
    </style:style>
    <style:style style:name="T20" style:family="text">
      <style:text-properties fo:color="#000000" style:font-name="lucidatypewriter" fo:font-size="10pt" officeooo:rsid="007cf5f2" style:font-size-asian="10pt"/>
    </style:style>
    <style:style style:name="T21" style:family="text">
      <style:text-properties officeooo:rsid="00534585"/>
    </style:style>
    <style:style style:name="T22" style:family="text">
      <style:text-properties officeooo:rsid="005629d7"/>
    </style:style>
    <style:style style:name="T23" style:family="text">
      <style:text-properties officeooo:rsid="00591f9b"/>
    </style:style>
    <style:style style:name="T24" style:family="text">
      <style:text-properties officeooo:rsid="00589a51"/>
    </style:style>
    <style:style style:name="T25" style:family="text">
      <style:text-properties officeooo:rsid="005de817"/>
    </style:style>
    <style:style style:name="T26" style:family="text">
      <style:text-properties officeooo:rsid="005fdcff"/>
    </style:style>
    <style:style style:name="T27" style:family="text">
      <style:text-properties officeooo:rsid="0061a73f"/>
    </style:style>
    <style:style style:name="T28" style:family="text">
      <style:text-properties officeooo:rsid="006220c2"/>
    </style:style>
    <style:style style:name="T29" style:family="text">
      <style:text-properties officeooo:rsid="006334a1"/>
    </style:style>
    <style:style style:name="T30" style:family="text">
      <style:text-properties officeooo:rsid="0066f29f"/>
    </style:style>
    <style:style style:name="T31" style:family="text">
      <style:text-properties officeooo:rsid="006c98b4"/>
    </style:style>
    <style:style style:name="T32" style:family="text">
      <style:text-properties officeooo:rsid="006f9b1a"/>
    </style:style>
    <style:style style:name="T33" style:family="text">
      <style:text-properties officeooo:rsid="007179ff"/>
    </style:style>
    <style:style style:name="T34" style:family="text">
      <style:text-properties officeooo:rsid="00748b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 –</text:span> BBGC </text:p>
      <text:p text:style-name="P1"/>
      <text:p text:style-name="P4">1) On fabrique un bruit blanc gaussien <text:span text:style-name="T21">de moyenne nulle et de variance sigma2</text:span></text:p>
      <text:p text:style-name="P4"/>
      <text:p text:style-name="P41">- Rbb théorique = mu² + sigma²d(T), soit un dirac en zéro d’amplitude sigma2 <text:span text:style-name="T22">puissance du bruit.</text:span></text:p>
      <text:p text:style-name="P41">Ici on a un nombre d’échantillon fini d’échantillons pratique mais on s’approche de la théorie</text:p>
      <text:p text:style-name="P42">(sigma mesure la dispersion du bruit)</text:p>
      <text:p text:style-name="P42"/>
      <text:p text:style-name="P43">- <text:span text:style-name="T23">Rbb biaised facteur 1/N*(N-m) <text:s/>= &gt; (Asymptotiquement non-biaisé) Rvague</text:span></text:p>
      <text:p text:style-name="P45">Sa variance tend asymptotiquement vers 0 <text:span text:style-name="T25">qd N échantillons augmente </text:span></text:p>
      <text:p text:style-name="P48">=&gt; meilleure compromis biais variance</text:p>
      <text:p text:style-name="P46">Quand N échantillon est faible on prend celui-ci</text:p>
      <text:p text:style-name="P43"/>
      <text:p text:style-name="P44">- <text:span text:style-name="T24">Rbb </text:span>un<text:span text:style-name="T24">biaised facteur 1/(N-m) <text:s/>= &gt; si on prend son espérance on retrouve Rbb</text:span></text:p>
      <text:p text:style-name="P47">Quand N échantillon est <text:span text:style-name="T26">fort</text:span> on prend celui-ci</text:p>
      <text:p text:style-name="P4"/>
      <text:p text:style-name="P1"/>
      <text:p text:style-name="P1">2) DSP Théorique est Sigma2, <text:span text:style-name="T27">donc constante, + N échantillon est grand, plus spectre de puissance va se rapprocher de sigma2</text:span> Autocorr théorique est un dirac</text:p>
      <text:p text:style-name="P1"><text:a xlink:type="simple" xlink:href="http://www.bedwani.ch/signal/node85.html" text:style-name="Internet_20_link" text:visited-style-name="Visited_20_Internet_20_Link">http://www.bedwani.ch/signal/node85.html</text:a></text:p>
      <text:p text:style-name="P5"/>
      <text:p text:style-name="P6">3) DSP et puissance du bruit (dsp et powerspectre) sont les mêmes à un facteur d’amplitude près, <text:span text:style-name="T2">car powerspectre on divise par le nb d’échantiollon</text:span></text:p>
      <text:p text:style-name="P6"/>
      <text:p text:style-name="P7">4) Periodogrammes</text:p>
      <text:p text:style-name="P7"/>
      <text:p text:style-name="P7">Periodogramme<text:span text:style-name="T28">s</text:span> permet d’estimer la DSP théorique <text:span text:style-name="T29">(qui est normalement calculée sur une infinitée d’échantillons)</text:span></text:p>
      <text:p text:style-name="P7"/>
      <text:p text:style-name="P8">Plusieurs méthode sont possibles :</text:p>
      <text:p text:style-name="P8"/>
      <text:p text:style-name="P8">- Daniell :</text:p>
      <text:p text:style-name="P8"><text:tab/>On définit une fenêtre. On prend chaque point de la courbe en le prenant au milieu de la fenêtre défini. On prend l’ensemble des valeurs de la fenêtre, dont on va estimer la DSP, en calculant le spectre de puissance (|X|² / N = (TF de la portion de signal, valeur absolu, carré)/ N ) </text:p>
      <text:p text:style-name="P9">A VERIF si on fait bien ça sur chaque segment</text:p>
      <text:p text:style-name="P9"/>
      <text:p text:style-name="P10">- Pwelch</text:p>
      <text:p text:style-name="P10"><text:tab/>C<text:span text:style-name="T3">onsiste à découper le signal en segment de nfft points, pour lesquelles on va calculer leur spectre de puissance. Ici on prend un recouvrement de 50 % (optimiser le taux de recouvrement inter-segments), (Matlab par défaut prend une fenêtre de Hamming). </text:span></text:p>
      <text:p text:style-name="P11">Le recouvrement de 50 % permet de limiter la perte d’info de la fenêtre de Hamming qui concentre l’important de l’info au milieu du segment</text:p>
      <text:p text:style-name="P10"/>
      <text:p text:style-name="P10">- Barlett :</text:p>
      <text:p text:style-name="P10"><text:tab/>Même principe que Pwelch mais sans recouvrement.</text:p>
      <text:p text:style-name="P10"/>
      <text:p text:style-name="P12">C’est 3 méthodes permettent de lisser l’estimation de la DSP <text:span text:style-name="T4">et du spectre de puissance </text:span>obtenue à la base.</text:p>
      <text:p text:style-name="P10"/>
      <text:p text:style-name="P10"/>
      <text:p text:style-name="P13">5) Correlogramme = <text:span text:style-name="T30">TF[estimateur autocorr]</text:span></text:p>
      <text:p text:style-name="P50"><text:span text:style-name="T1">II –</text:span> <text:span text:style-name="T5">BRUITER UN SIGNAL</text:span></text:p>
      <text:p text:style-name="P3"/>
      <text:p text:style-name="P3"/>
      <text:p text:style-name="P14">On récup le signal qu’on bruite avec addnoise, on essaie avec 5, 10 et 15 dB</text:p>
      <text:p text:style-name="P14"/>
      <text:p text:style-name="P14">SUBPLOT plot signal original sans bruit + spectrogram <text:s/>signal original</text:p>
      <text:p text:style-name="P14"/>
      <text:p text:style-name="P15">SUBPLOT plot signal original <text:span text:style-name="T6">avec 10dB bruit</text:span> + spectrogram <text:span text:style-name="T6">correspondant</text:span></text:p>
      <text:p text:style-name="P15"/>
      <text:p text:style-name="P16">Le temps coïncident bien avec axe des abscisses en secondes</text:p>
      <text:p text:style-name="P16"/>
      <text:p text:style-name="P21">+ On augmente RSB plus le signal est propre, normal</text:p>
      <text:p text:style-name="P16"/>
      <text:p text:style-name="P18">Explication : </text:p>
      <text:p text:style-name="P19">On peut voir que dans le signal Original (on entend voix d’un homme), le spectrogramme à des intensités de fréquences dans le domaine de l’audible <text:span text:style-name="T31">et</text:span> plus précisemment <text:s/><text:span text:style-name="T7">de la voix humaine (300, 3000Hz bande passante parole)</text:span></text:p>
      <text:p text:style-name="P18"/>
      <text:p text:style-name="P20">Lorsque l’on ajoute du bruit, <text:span text:style-name="T7">l’intensité des fréquences du spectrogramme augmente de manière unifome temporellement et fréquentiellement, ceux qui paraît cohérent puisque l’on ajoute un BBGC.</text:span></text:p>
      <text:p text:style-name="P20"/>
      <text:p text:style-name="P20"/>
      <text:p text:style-name="P22">III – Addition – Recouvrement</text:p>
      <text:p text:style-name="P22"/>
      <text:p text:style-name="P22">Signal de Parole non -stationnaire =&gt; pas indépendant du temps, on va le fenêtrer <text:span text:style-name="T8">et le traîter trame par tram </text:span>pour ce placer dans des hypothèse de quasi-stationnarité =&gt; indépendant du temps.</text:p>
      <text:p text:style-name="P22"/>
      <text:p text:style-name="P49">Pour le traitement de la parole, un échantillon <text:span text:style-name="T32">stationnaire </text:span>à une durée d’environ 30ms, ce qui correspond donc à 240 valeurs, que l’on étend à 256 <text:span text:style-name="T33">(puissance de 2 au-dessus) </text:span>comme valeur pour len-trames.</text:p>
      <text:p text:style-name="P49"/>
      <text:p text:style-name="P23"><text:span text:style-name="T34">[ </text:span>On décompose le signal en trame, <text:span text:style-name="T9">avec recouvrement de 50 % </text:span>(plot le signal x2 en temps). En écoutant ce signal on remarque qu’il dure 2 fois plus longtemps ( même voir son spectro pour voir peut être plus grâve). <text:span text:style-name="T34">]</text:span></text:p>
      <text:p text:style-name="P23"/>
      <text:p text:style-name="P24">On applique le fenêtrage trame par trame avec recouvrement de 50 % et on reconstruit bien le même signa là l’exception du début sur len_trames sur 2 et pareil symétriquement à la fin</text:p>
      <text:p text:style-name="P24"/>
      <text:p text:style-name="P26">On a choisi un fenêtrage de Hann aussi appelé fenêtrage de Hanning : <text:span text:style-name="T10">Il faut en effet que l’allure de la fenêtre choisie (qu’on peut regarder avec wvtool) se rapproche d’une fonction de Dirac, et que donc son lobe principale soit le plus étroit possible. Les lobes secondaires, eux doivent être les plus faibles possible. On a trouvé donc le bon compromis. Hamming a un lobe plus étroit mais créer des la distorsion avec la réponse en fréquence. ( et la porte c’est dégueu pcq annule le signal de manière brutal en dehors de la fentre). PLOT CES 3 fenetres</text:span></text:p>
      <text:p text:style-name="P27">On a vue d’autre fenetre, Gauss, Blackman et tout mais lobe principale <text:s/>-+ étroit donc moins intéressant.</text:p>
      <text:p text:style-name="P27"/>
      <text:p text:style-name="P52">Fenetre de Hann atténue plus les extrémités car lobes principale + étroit</text:p>
      <text:p text:style-name="P25"/>
      <text:p text:style-name="P27">PLOT CES 3 fenetre</text:p>
      <text:p text:style-name="P17"/>
      <text:p text:style-name="P28"><text:soft-page-break/>On decompose le signal en trame qu’on fenetre puis on reconstruit ensuite exactement le même signal</text:p>
      <text:p text:style-name="P28"/>
      <text:p text:style-name="P28">??? <text:span text:style-name="T11">METHODE POUR ESTIMER LA VARIANCE DU BRUIT ADDITIF ???</text:span></text:p>
      <text:p text:style-name="P28"/>
      <text:p text:style-name="P28"/>
      <text:p text:style-name="P29">IV – METHODE DE TRAITEMENT D’UNE TRAME D’UN SIGNAL PAROLE + BBGC</text:p>
      <text:p text:style-name="P29"/>
      <text:p text:style-name="P30">1) méthode de réhaussement <text:span text:style-name="T12">= modèle auto-regressif à moyenne ajustée je crois c’est S5 aussi</text:span></text:p>
      <text:p text:style-name="P3"/>
      <text:p text:style-name="P3"/>
      <text:p text:style-name="P3"/>
      <text:p text:style-name="P31">1) <text:span text:style-name="T13">Pour chaque trame du signal, on établie sa matrice de Hnakel, avec M colonnes et L lignes, sachant que L+M=N+1 et L&gt;M (matrice plus haute que large).</text:span></text:p>
      <text:p text:style-name="P34">Trames longueur de 256 =&gt; M peut pas être &gt; 128</text:p>
      <text:p text:style-name="P35">+ M diminue est plus on se rapproche de la trame originale bruitée <text:span text:style-name="T14">(M=8 on retrouve presque exactement la trame bruité)</text:span></text:p>
      <text:p text:style-name="P40"><text:span text:style-name="T15">Compromis <text:s/>à faire pour pas trop le débruiter/approximer [</text:span><text:span text:style-name="T17">debruitage_trame(trame, 128, 8)</text:span><text:span text:style-name="T18">]</text:span></text:p>
      <text:p text:style-name="P36">Prendre M plus grand possible, soit 128 ?</text:p>
      <text:p text:style-name="P37">Prendre 8 valeurs singulière pour se rapprocher au mieux du signal <text:span text:style-name="T16">(1 et 2 ça fait presuqe une sinusoïde, à partir de 9 ça part en couille et 10 c’est dégueu) .</text:span></text:p>
      <text:p text:style-name="P37"/>
      <text:p text:style-name="P38">FAIRE LES PLOTS SUCCESSIF POUR NB VS allant de 1 à 8/10</text:p>
      <text:p text:style-name="P39">sur le même échantillon donc sur 1 réalisation of course</text:p>
      <text:p text:style-name="P31"/>
      <text:p text:style-name="P31"/>
      <text:p text:style-name="P31"/>
      <text:p text:style-name="P31"/>
      <text:p text:style-name="P32">M plus M est petit et plus la trame va se rapprocher de la taille de base.</text:p>
      <text:p text:style-name="P33">On prend les valeurs singulière les plus importantes pour garder que le signal</text:p>
      <text:p text:style-name="P33"/>
      <text:p text:style-name="P54">len_trame = 256</text:p>
      <text:p text:style-name="P33"><text:span text:style-name="T17">K=6;</text:span></text:p>
      <text:p text:style-name="Standard"><text:span text:style-name="T17">M=64;</text:span></text:p>
      <text:p text:style-name="Standard"><text:span text:style-name="T17"/></text:p>
      <text:p text:style-name="P56"><text:span text:style-name="T17">+ on le decoup en trame et le nb de trame est élevé + ça altere le signal et ajoute du bruit</text:span></text:p>
      <text:p text:style-name="P56"><text:span text:style-name="T17"/></text:p>
      <text:p text:style-name="P55"><text:span text:style-name="T17">len_trame = </text:span><text:span text:style-name="T20">1024</text:span></text:p>
      <text:p text:style-name="P56"><text:span text:style-name="T17">K=8;</text:span></text:p>
      <text:p text:style-name="Standard"><text:span text:style-name="T17">M=256;</text:span></text:p>
      <text:p text:style-name="P56"><text:span text:style-name="T17"/></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12:48:14.673578357</meta:creation-date>
    <meta:generator>LibreOffice/5.3.6.1$Linux_X86_64 LibreOffice_project/30$Build-1</meta:generator>
    <dc:date>2019-12-12T19:43:58.941570748</dc:date>
    <meta:editing-duration>PT4H50M38S</meta:editing-duration>
    <meta:editing-cycles>111</meta:editing-cycles>
    <meta:document-statistic meta:table-count="0" meta:image-count="0" meta:object-count="0" meta:page-count="3" meta:paragraph-count="66" meta:word-count="1006" meta:character-count="5801" meta:non-whitespace-character-count="4846"/>
  </office:meta>
</office:document-meta>
</file>